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3.831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417cm" svg:height="7.487cm" svg:x="0.139cm" svg:y="8.473cm">
            <draw:object draw:notify-on-update-of-ranges="Sheet1.A1:Sheet1.A16 Sheet1.B1:Sheet1.B16 Sheet1.A1:Sheet1.A16 Sheet1.C1:Sheet1.C16 Sheet1.A1:Sheet1.A16 Sheet1.D1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453cm" svg:height="8.119cm" svg:x="13.834cm" svg:y="8.579cm">
            <draw:object draw:notify-on-update-of-ranges="Sheet1.A1:Sheet1.A16 Sheet1.F1:Sheet1.F16 Sheet1.A1:Sheet1.A16 Sheet1.G1:Sheet1.G16 Sheet1.A1:Sheet1.A16 Sheet1.H1:Sheet1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51145" calcext:value-type="float">
            <text:p>-0.351145</text:p>
          </table:table-cell>
          <table:table-cell office:value-type="float" office:value="-0.030534" calcext:value-type="float">
            <text:p>-0.030534</text:p>
          </table:table-cell>
          <table:table-cell office:value-type="float" office:value="0.076336" calcext:value-type="float">
            <text:p>0.076336</text:p>
          </table:table-cell>
          <table:table-cell/>
          <table:table-cell table:formula="of:=SUM([.B1];[.C1];[.D1])" office:value-type="float" office:value="-0.305343" calcext:value-type="float">
            <text:p>-0.305343</text:p>
          </table:table-cell>
          <table:table-cell table:formula="of:=AVERAGE([.B1];[.C1];[.D1])" office:value-type="float" office:value="-0.101781" calcext:value-type="float">
            <text:p>-0.101781</text:p>
          </table:table-cell>
          <table:table-cell table:formula="of:=[.B1]*[.C1]*[.D1]" office:value-type="float" office:value="0.00081846401412048" calcext:value-type="float">
            <text:p>0.00081846401412048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05344" calcext:value-type="float">
            <text:p>-0.305344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30534" calcext:value-type="float">
            <text:p>0.030534</text:p>
          </table:table-cell>
          <table:table-cell/>
          <table:table-cell table:formula="of:=SUM([.B2];[.C2];[.D2])" office:value-type="float" office:value="-0.259543" calcext:value-type="float">
            <text:p>-0.259543</text:p>
          </table:table-cell>
          <table:table-cell table:formula="of:=AVERAGE([.B2];[.C2];[.D2])" office:value-type="float" office:value="-0.0865143333333334" calcext:value-type="float">
            <text:p>-0.0865143333333334</text:p>
          </table:table-cell>
          <table:table-cell table:formula="of:=[.B2]*[.C2]*[.D2]" office:value-type="float" office:value="-0.000142339946216832" calcext:value-type="float">
            <text:p>-0.000142339946216832</text:p>
          </table:table-cell>
          <table:table-cell/>
          <table:table-cell office:value-type="string" calcext:value-type="string">
            <text:p>MAX</text:p>
          </table:table-cell>
          <table:table-cell table:formula="of:=MAX([.F1:.F6])" office:value-type="float" office:value="-0.213741" calcext:value-type="float">
            <text:p>-0.213741</text:p>
          </table:table-cell>
          <table:table-cell table:formula="of:=MAX([.G1:.G5])" office:value-type="float" office:value="-0.071247" calcext:value-type="float">
            <text:p>-0.071247</text:p>
          </table:table-cell>
          <table:table-cell table:formula="of:=MAX([.H1:.H5])" office:value-type="float" office:value="0.00582893953135581" calcext:value-type="float">
            <text:p>0.00582893953135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90076" calcext:value-type="float">
            <text:p>-0.290076</text:p>
          </table:table-cell>
          <table:table-cell office:value-type="float" office:value="-0.076336" calcext:value-type="float">
            <text:p>-0.076336</text:p>
          </table:table-cell>
          <table:table-cell office:value-type="float" office:value="0.015267" calcext:value-type="float">
            <text:p>0.015267</text:p>
          </table:table-cell>
          <table:table-cell/>
          <table:table-cell table:formula="of:=SUM([.B3];[.C3];[.D3])" office:value-type="float" office:value="-0.351145" calcext:value-type="float">
            <text:p>-0.351145</text:p>
          </table:table-cell>
          <table:table-cell table:formula="of:=AVERAGE([.B3];[.C3];[.D3])" office:value-type="float" office:value="-0.117048333333333" calcext:value-type="float">
            <text:p>-0.117048333333333</text:p>
          </table:table-cell>
          <table:table-cell table:formula="of:=[.B3]*[.C3]*[.D3]" office:value-type="float" office:value="0.000338060868530112" calcext:value-type="float">
            <text:p>0.000338060868530112</text:p>
          </table:table-cell>
          <table:table-cell/>
          <table:table-cell office:value-type="string" calcext:value-type="string">
            <text:p>MIN</text:p>
          </table:table-cell>
          <table:table-cell table:formula="of:=MIN([.F1:.F6])" office:value-type="float" office:value="-1.786259" calcext:value-type="float">
            <text:p>-1.786259</text:p>
          </table:table-cell>
          <table:table-cell table:formula="of:=MIN([.G1:.G5])" office:value-type="float" office:value="-0.117048333333333" calcext:value-type="float">
            <text:p>-0.117048333333333</text:p>
          </table:table-cell>
          <table:table-cell table:formula="of:=MIN([.H1:.H5])" office:value-type="float" office:value="-0.000142339946216832" calcext:value-type="float">
            <text:p>-0.0001423399462168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35878" calcext:value-type="float">
            <text:p>-0.335878</text:p>
          </table:table-cell>
          <table:table-cell office:value-type="float" office:value="-0.015267" calcext:value-type="float">
            <text:p>-0.015267</text:p>
          </table:table-cell>
          <table:table-cell office:value-type="float" office:value="0.045802" calcext:value-type="float">
            <text:p>0.045802</text:p>
          </table:table-cell>
          <table:table-cell/>
          <table:table-cell table:formula="of:=SUM([.B4];[.C4];[.D4])" office:value-type="float" office:value="-0.305343" calcext:value-type="float">
            <text:p>-0.305343</text:p>
          </table:table-cell>
          <table:table-cell table:formula="of:=AVERAGE([.B4];[.C4];[.D4])" office:value-type="float" office:value="-0.101781" calcext:value-type="float">
            <text:p>-0.101781</text:p>
          </table:table-cell>
          <table:table-cell table:formula="of:=[.B4]*[.C4]*[.D4]" office:value-type="float" office:value="0.000234865759409652" calcext:value-type="float">
            <text:p>0.0002348657594096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20611" calcext:value-type="float">
            <text:p>-0.320611</text:p>
          </table:table-cell>
          <table:table-cell office:value-type="float" office:value="-0.091603" calcext:value-type="float">
            <text:p>-0.091603</text:p>
          </table:table-cell>
          <table:table-cell office:value-type="float" office:value="0.198473" calcext:value-type="float">
            <text:p>0.198473</text:p>
          </table:table-cell>
          <table:table-cell/>
          <table:table-cell table:formula="of:=SUM([.B5];[.C5];[.D5])" office:value-type="float" office:value="-0.213741" calcext:value-type="float">
            <text:p>-0.213741</text:p>
          </table:table-cell>
          <table:table-cell table:formula="of:=AVERAGE([.B5];[.C5];[.D5])" office:value-type="float" office:value="-0.071247" calcext:value-type="float">
            <text:p>-0.071247</text:p>
          </table:table-cell>
          <table:table-cell table:formula="of:=[.B5]*[.C5]*[.D5]" office:value-type="float" office:value="0.00582893953135581" calcext:value-type="float">
            <text:p>0.00582893953135581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1069" calcext:value-type="float">
            <text:p>0.061069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-0.59542" calcext:value-type="float">
            <text:p>-0.59542</text:p>
          </table:table-cell>
          <table:table-cell/>
          <table:table-cell table:formula="of:=SUM([.B6];[.C6];[.D6])" office:value-type="float" office:value="-1.786259" calcext:value-type="float">
            <text:p>-1.786259</text:p>
          </table:table-cell>
          <table:table-cell table:formula="of:=AVERAGE([.B6];[.C6];[.D6])" office:value-type="float" office:value="-0.595419666666667" calcext:value-type="float">
            <text:p>-0.595419666666667</text:p>
          </table:table-cell>
          <table:table-cell table:formula="of:=[.B6]*[.C6]*[.D6]" office:value-type="float" office:value="0.0455215081061938" calcext:value-type="float">
            <text:p>0.0455215081061938</text:p>
          </table:table-cell>
          <table:table-cell/>
          <table:table-cell office:value-type="string" calcext:value-type="string">
            <text:p>MAX</text:p>
          </table:table-cell>
          <table:table-cell table:formula="of:=MAX([.F7:.F11])" office:value-type="float" office:value="14.53435" calcext:value-type="float">
            <text:p>14.53435</text:p>
          </table:table-cell>
          <table:table-cell table:formula="of:=MAX([.G7:.G11])" office:value-type="float" office:value="4.84478333333333" calcext:value-type="float">
            <text:p>4.84478333333333</text:p>
          </table:table-cell>
          <table:table-cell table:formula="of:=MAX([.H7:.H11])" office:value-type="float" office:value="98.2199251206111" calcext:value-type="float">
            <text:p>98.219925120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435114" calcext:value-type="float">
            <text:p>7.435114</text:p>
          </table:table-cell>
          <table:table-cell office:value-type="float" office:value="4.10687" calcext:value-type="float">
            <text:p>4.10687</text:p>
          </table:table-cell>
          <table:table-cell office:value-type="float" office:value="-2.122137" calcext:value-type="float">
            <text:p>-2.122137</text:p>
          </table:table-cell>
          <table:table-cell/>
          <table:table-cell table:formula="of:=SUM([.B7];[.C7];[.D7])" office:value-type="float" office:value="9.419847" calcext:value-type="float">
            <text:p>9.419847</text:p>
          </table:table-cell>
          <table:table-cell table:formula="of:=AVERAGE([.B7];[.C7];[.D7])" office:value-type="float" office:value="3.139949" calcext:value-type="float">
            <text:p>3.139949</text:p>
          </table:table-cell>
          <table:table-cell table:formula="of:=[.B7]*[.C7]*[.D7]" office:value-type="float" office:value="-64.7995522569967" calcext:value-type="float">
            <text:p>-64.7995522569967</text:p>
          </table:table-cell>
          <table:table-cell/>
          <table:table-cell office:value-type="string" calcext:value-type="string">
            <text:p>MIN</text:p>
          </table:table-cell>
          <table:table-cell table:formula="of:=MIN([.F7:.F11])" office:value-type="float" office:value="-9.206107" calcext:value-type="float">
            <text:p>-9.206107</text:p>
          </table:table-cell>
          <table:table-cell table:formula="of:=MIN([.G7:.G11])" office:value-type="float" office:value="-3.06870233333333" calcext:value-type="float">
            <text:p>-3.06870233333333</text:p>
          </table:table-cell>
          <table:table-cell table:formula="of:=MIN([.H7:.H11])" office:value-type="float" office:value="-64.7995522569967" calcext:value-type="float">
            <text:p>-64.79955225699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80916" calcext:value-type="float">
            <text:p>-2.80916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3.022901" calcext:value-type="float">
            <text:p>-3.022901</text:p>
          </table:table-cell>
          <table:table-cell/>
          <table:table-cell table:formula="of:=SUM([.B8];[.C8];[.D8])" office:value-type="float" office:value="-9.206107" calcext:value-type="float">
            <text:p>-9.206107</text:p>
          </table:table-cell>
          <table:table-cell table:formula="of:=AVERAGE([.B8];[.C8];[.D8])" office:value-type="float" office:value="-3.06870233333333" calcext:value-type="float">
            <text:p>-3.06870233333333</text:p>
          </table:table-cell>
          <table:table-cell table:formula="of:=[.B8]*[.C8]*[.D8]" office:value-type="float" office:value="-28.6517662452202" calcext:value-type="float">
            <text:p>-28.65176624522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-0.70229" calcext:value-type="float">
            <text:p>-0.70229</text:p>
          </table:table-cell>
          <table:table-cell office:value-type="float" office:value="2.396947" calcext:value-type="float">
            <text:p>2.396947</text:p>
          </table:table-cell>
          <table:table-cell/>
          <table:table-cell table:formula="of:=SUM([.B9];[.C9];[.D9])" office:value-type="float" office:value="2.839695" calcext:value-type="float">
            <text:p>2.839695</text:p>
          </table:table-cell>
          <table:table-cell table:formula="of:=AVERAGE([.B9];[.C9];[.D9])" office:value-type="float" office:value="0.946565" calcext:value-type="float">
            <text:p>0.946565</text:p>
          </table:table-cell>
          <table:table-cell table:formula="of:=[.B9]*[.C9]*[.D9]" office:value-type="float" office:value="-1.92750190275388" calcext:value-type="float">
            <text:p>-1.92750190275388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6.992366" calcext:value-type="float">
            <text:p>6.992366</text:p>
          </table:table-cell>
          <table:table-cell/>
          <table:table-cell table:formula="of:=SUM([.B10];[.C10];[.D10])" office:value-type="float" office:value="-0.503818" calcext:value-type="float">
            <text:p>-0.503818</text:p>
          </table:table-cell>
          <table:table-cell table:formula="of:=AVERAGE([.B10];[.C10];[.D10])" office:value-type="float" office:value="-0.167939333333333" calcext:value-type="float">
            <text:p>-0.167939333333333</text:p>
          </table:table-cell>
          <table:table-cell table:formula="of:=[.B10]*[.C10]*[.D10]" office:value-type="float" office:value="98.2199251206111" calcext:value-type="float">
            <text:p>98.2199251206111</text:p>
          </table:table-cell>
          <table:table-cell/>
          <table:table-cell office:value-type="string" calcext:value-type="string">
            <text:p>MAX</text:p>
          </table:table-cell>
          <table:table-cell table:formula="of:=MAX([.F12:.F16])" office:value-type="float" office:value="10.458016" calcext:value-type="float">
            <text:p>10.458016</text:p>
          </table:table-cell>
          <table:table-cell table:formula="of:=MAX([.G12:.G16])" office:value-type="float" office:value="3.48600533333333" calcext:value-type="float">
            <text:p>3.48600533333333</text:p>
          </table:table-cell>
          <table:table-cell table:formula="of:=MAX([.H12:.H16])" office:value-type="float" office:value="1.23173651234067" calcext:value-type="float">
            <text:p>1.23173651234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51908" calcext:value-type="float">
            <text:p>5.251908</text:p>
          </table:table-cell>
          <table:table-cell office:value-type="float" office:value="9.419847" calcext:value-type="float">
            <text:p>9.419847</text:p>
          </table:table-cell>
          <table:table-cell office:value-type="float" office:value="-0.137405" calcext:value-type="float">
            <text:p>-0.137405</text:p>
          </table:table-cell>
          <table:table-cell/>
          <table:table-cell table:formula="of:=SUM([.B11];[.C11];[.D11])" office:value-type="float" office:value="14.53435" calcext:value-type="float">
            <text:p>14.53435</text:p>
          </table:table-cell>
          <table:table-cell table:formula="of:=AVERAGE([.B11];[.C11];[.D11])" office:value-type="float" office:value="4.84478333333333" calcext:value-type="float">
            <text:p>4.84478333333333</text:p>
          </table:table-cell>
          <table:table-cell table:formula="of:=[.B11]*[.C11]*[.D11]" office:value-type="float" office:value="-6.79772349385273" calcext:value-type="float">
            <text:p>-6.79772349385273</text:p>
          </table:table-cell>
          <table:table-cell/>
          <table:table-cell office:value-type="string" calcext:value-type="string">
            <text:p>MIN</text:p>
          </table:table-cell>
          <table:table-cell table:formula="of:=MIN([.F12:.F16])" office:value-type="float" office:value="-3.496184" calcext:value-type="float">
            <text:p>-3.496184</text:p>
          </table:table-cell>
          <table:table-cell table:formula="of:=MIN([.G12:.G16])" office:value-type="float" office:value="-1.16539466666667" calcext:value-type="float">
            <text:p>-1.16539466666667</text:p>
          </table:table-cell>
          <table:table-cell table:formula="of:=MIN([.H12:.H16])" office:value-type="float" office:value="-0.0988393720520583" calcext:value-type="float">
            <text:p>-0.09883937205205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74809" calcext:value-type="float">
            <text:p>-0.274809</text:p>
          </table:table-cell>
          <table:table-cell office:value-type="float" office:value="-1.51145" calcext:value-type="float">
            <text:p>-1.51145</text:p>
          </table:table-cell>
          <table:table-cell office:value-type="float" office:value="0.030534" calcext:value-type="float">
            <text:p>0.030534</text:p>
          </table:table-cell>
          <table:table-cell/>
          <table:table-cell table:formula="of:=SUM([.B12];[.C12];[.D12])" office:value-type="float" office:value="-1.755725" calcext:value-type="float">
            <text:p>-1.755725</text:p>
          </table:table-cell>
          <table:table-cell table:formula="of:=AVERAGE([.B12];[.C12];[.D12])" office:value-type="float" office:value="-0.585241666666667" calcext:value-type="float">
            <text:p>-0.585241666666667</text:p>
          </table:table-cell>
          <table:table-cell table:formula="of:=[.B12]*[.C12]*[.D12]" office:value-type="float" office:value="0.0126826041651687" calcext:value-type="float">
            <text:p>0.012682604165168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-2.427481" calcext:value-type="float">
            <text:p>-2.427481</text:p>
          </table:table-cell>
          <table:table-cell office:value-type="float" office:value="0.10687" calcext:value-type="float">
            <text:p>0.10687</text:p>
          </table:table-cell>
          <table:table-cell/>
          <table:table-cell table:formula="of:=SUM([.B13];[.C13];[.D13])" office:value-type="float" office:value="-3.496184" calcext:value-type="float">
            <text:p>-3.496184</text:p>
          </table:table-cell>
          <table:table-cell table:formula="of:=AVERAGE([.B13];[.C13];[.D13])" office:value-type="float" office:value="-1.16539466666667" calcext:value-type="float">
            <text:p>-1.16539466666667</text:p>
          </table:table-cell>
          <table:table-cell table:formula="of:=[.B13]*[.C13]*[.D13]" office:value-type="float" office:value="0.304972901466781" calcext:value-type="float">
            <text:p>0.30497290146678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480916" calcext:value-type="float">
            <text:p>13.480916</text:p>
          </table:table-cell>
          <table:table-cell office:value-type="float" office:value="-2.992366" calcext:value-type="float">
            <text:p>-2.992366</text:p>
          </table:table-cell>
          <table:table-cell office:value-type="float" office:value="-0.030534" calcext:value-type="float">
            <text:p>-0.030534</text:p>
          </table:table-cell>
          <table:table-cell/>
          <table:table-cell table:formula="of:=SUM([.B14];[.C14];[.D14])" office:value-type="float" office:value="10.458016" calcext:value-type="float">
            <text:p>10.458016</text:p>
          </table:table-cell>
          <table:table-cell table:formula="of:=AVERAGE([.B14];[.C14];[.D14])" office:value-type="float" office:value="3.48600533333333" calcext:value-type="float">
            <text:p>3.48600533333333</text:p>
          </table:table-cell>
          <table:table-cell table:formula="of:=[.B14]*[.C14]*[.D14]" office:value-type="float" office:value="1.23173651234067" calcext:value-type="float">
            <text:p>1.2317365123406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351145" calcext:value-type="float">
            <text:p>-0.351145</text:p>
          </table:table-cell>
          <table:table-cell office:value-type="float" office:value="0.931298" calcext:value-type="float">
            <text:p>0.931298</text:p>
          </table:table-cell>
          <table:table-cell office:value-type="float" office:value="0.030534" calcext:value-type="float">
            <text:p>0.030534</text:p>
          </table:table-cell>
          <table:table-cell/>
          <table:table-cell table:formula="of:=SUM([.B15];[.C15];[.D15])" office:value-type="float" office:value="0.610687" calcext:value-type="float">
            <text:p>0.610687</text:p>
          </table:table-cell>
          <table:table-cell table:formula="of:=AVERAGE([.B15];[.C15];[.D15])" office:value-type="float" office:value="0.203562333333333" calcext:value-type="float">
            <text:p>0.203562333333333</text:p>
          </table:table-cell>
          <table:table-cell table:formula="of:=[.B15]*[.C15]*[.D15]" office:value-type="float" office:value="-0.00998524810603614" calcext:value-type="float">
            <text:p>-0.009985248106036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381679" calcext:value-type="float">
            <text:p>-0.381679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167939" calcext:value-type="float">
            <text:p>0.167939</text:p>
          </table:table-cell>
          <table:table-cell/>
          <table:table-cell table:formula="of:=SUM([.B16];[.C16];[.D16])" office:value-type="float" office:value="1.328245" calcext:value-type="float">
            <text:p>1.328245</text:p>
          </table:table-cell>
          <table:table-cell table:formula="of:=AVERAGE([.B16];[.C16];[.D16])" office:value-type="float" office:value="0.442748333333333" calcext:value-type="float">
            <text:p>0.442748333333333</text:p>
          </table:table-cell>
          <table:table-cell table:formula="of:=[.B16]*[.C16]*[.D16]" office:value-type="float" office:value="-0.0988393720520583" calcext:value-type="float">
            <text:p>-0.09883937205205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fi" fo:country="FI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fi" fo:country="FI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fi" number:country="FI">m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fi" number:country="FI">m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i" number:country="FI">m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i" number:country="FI">m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m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i" number:country="FI">m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fi" number:country="FI">m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i" number:country="FI">m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5:14:12.346395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3:32:13.880138714</meta:creation-date>
    <dc:date>2025-11-05T16:00:30.009617021</dc:date>
    <meta:editing-duration>PT46M3S</meta:editing-duration>
    <meta:editing-cycles>4</meta:editing-cycles>
    <meta:generator>LibreOffice/25.8.2.2$Linux_X86_64 LibreOffice_project/580$Build-2</meta:generator>
    <meta:document-statistic meta:table-count="1" meta:cell-count="14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18cm" svg:height="7.488cm" xlink:href=".." xlink:type="simple" chart:class="chart:scatter" chart:style-name="ch1">
        <chart:legend chart:legend-position="end" svg:x="10.473cm" svg:y="2.828cm" style:legend-expansion="high" chart:style-name="ch2"/>
        <chart:plot-area chart:style-name="ch3" svg:x="0.268cm" svg:y="0.149cm" svg:width="9.937cm" svg:height="7.19cm">
          <chart:coordinate-region svg:x="0.912cm" svg:y="0.388cm" svg:width="9.095cm" svg:height="6.7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6" chart:class="chart:scatter">
            <chart:domain table:cell-range-address="Sheet1.A1:Sheet1.A16"/>
            <chart:data-point chart:repeated="16"/>
          </chart:series>
          <chart:series chart:style-name="ch8" chart:values-cell-range-address="Sheet1.C1:Sheet1.C16" chart:class="chart:scatter">
            <chart:data-point chart:repeated="16"/>
          </chart:series>
          <chart:series chart:style-name="ch9" chart:values-cell-range-address="Sheet1.D1:Sheet1.D16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</svg:desc>
                </draw:g>
              </table:table-cell>
              <table:table-cell office:value-type="float" office:value="-0.351145">
                <text:p>-0.351145</text:p>
                <draw:g>
                  <svg:desc>Sheet1.B1:Sheet1.B16</svg:desc>
                </draw:g>
              </table:table-cell>
              <table:table-cell office:value-type="float" office:value="-0.030534">
                <text:p>-0.030534</text:p>
                <draw:g>
                  <svg:desc>Sheet1.C1:Sheet1.C16</svg:desc>
                </draw:g>
              </table:table-cell>
              <table:table-cell office:value-type="float" office:value="0.076336">
                <text:p>0.076336</text:p>
                <draw:g>
                  <svg:desc>Sheet1.D1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305344">
                <text:p>-0.305344</text:p>
              </table:table-cell>
              <table:table-cell office:value-type="float" office:value="0.015267">
                <text:p>0.015267</text:p>
              </table:table-cell>
              <table:table-cell office:value-type="float" office:value="0.030534">
                <text:p>0.030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290076">
                <text:p>-0.290076</text:p>
              </table:table-cell>
              <table:table-cell office:value-type="float" office:value="-0.076336">
                <text:p>-0.076336</text:p>
              </table:table-cell>
              <table:table-cell office:value-type="float" office:value="0.015267">
                <text:p>0.015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335878">
                <text:p>-0.335878</text:p>
              </table:table-cell>
              <table:table-cell office:value-type="float" office:value="-0.015267">
                <text:p>-0.015267</text:p>
              </table:table-cell>
              <table:table-cell office:value-type="float" office:value="0.045802">
                <text:p>0.045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320611">
                <text:p>-0.320611</text:p>
              </table:table-cell>
              <table:table-cell office:value-type="float" office:value="-0.091603">
                <text:p>-0.091603</text:p>
              </table:table-cell>
              <table:table-cell office:value-type="float" office:value="0.198473">
                <text:p>0.198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61069">
                <text:p>0.061069</text:p>
              </table:table-cell>
              <table:table-cell office:value-type="float" office:value="-1.251908">
                <text:p>-1.251908</text:p>
              </table:table-cell>
              <table:table-cell office:value-type="float" office:value="-0.59542">
                <text:p>-0.59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435114">
                <text:p>7.435114</text:p>
              </table:table-cell>
              <table:table-cell office:value-type="float" office:value="4.10687">
                <text:p>4.10687</text:p>
              </table:table-cell>
              <table:table-cell office:value-type="float" office:value="-2.122137">
                <text:p>-2.122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0916">
                <text:p>-2.80916</text:p>
              </table:table-cell>
              <table:table-cell office:value-type="float" office:value="-3.374046">
                <text:p>-3.374046</text:p>
              </table:table-cell>
              <table:table-cell office:value-type="float" office:value="-3.022901">
                <text:p>-3.022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145038">
                <text:p>1.145038</text:p>
              </table:table-cell>
              <table:table-cell office:value-type="float" office:value="-0.70229">
                <text:p>-0.70229</text:p>
              </table:table-cell>
              <table:table-cell office:value-type="float" office:value="2.396947">
                <text:p>2.396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709924">
                <text:p>-3.709924</text:p>
              </table:table-cell>
              <table:table-cell office:value-type="float" office:value="-3.78626">
                <text:p>-3.78626</text:p>
              </table:table-cell>
              <table:table-cell office:value-type="float" office:value="6.992366">
                <text:p>6.992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251908">
                <text:p>5.251908</text:p>
              </table:table-cell>
              <table:table-cell office:value-type="float" office:value="9.419847">
                <text:p>9.419847</text:p>
              </table:table-cell>
              <table:table-cell office:value-type="float" office:value="-0.137405">
                <text:p>-0.137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274809">
                <text:p>-0.274809</text:p>
              </table:table-cell>
              <table:table-cell office:value-type="float" office:value="-1.51145">
                <text:p>-1.51145</text:p>
              </table:table-cell>
              <table:table-cell office:value-type="float" office:value="0.030534">
                <text:p>0.030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175573">
                <text:p>-1.175573</text:p>
              </table:table-cell>
              <table:table-cell office:value-type="float" office:value="-2.427481">
                <text:p>-2.427481</text:p>
              </table:table-cell>
              <table:table-cell office:value-type="float" office:value="0.10687">
                <text:p>0.10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.480916">
                <text:p>13.480916</text:p>
              </table:table-cell>
              <table:table-cell office:value-type="float" office:value="-2.992366">
                <text:p>-2.992366</text:p>
              </table:table-cell>
              <table:table-cell office:value-type="float" office:value="-0.030534">
                <text:p>-0.030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351145">
                <text:p>-0.351145</text:p>
              </table:table-cell>
              <table:table-cell office:value-type="float" office:value="0.931298">
                <text:p>0.931298</text:p>
              </table:table-cell>
              <table:table-cell office:value-type="float" office:value="0.030534">
                <text:p>0.030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381679">
                <text:p>-0.381679</text:p>
              </table:table-cell>
              <table:table-cell office:value-type="float" office:value="1.541985">
                <text:p>1.541985</text:p>
              </table:table-cell>
              <table:table-cell office:value-type="float" office:value="0.167939">
                <text:p>0.167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54cm" svg:height="8.12cm" xlink:href=".." xlink:type="simple" chart:class="chart:scatter" chart:style-name="ch1">
        <chart:legend chart:legend-position="end" svg:x="11.505cm" svg:y="3.144cm" style:legend-expansion="high" chart:style-name="ch2"/>
        <chart:plot-area chart:style-name="ch3" svg:x="0.207cm" svg:y="0.163cm" svg:width="11.31cm" svg:height="7.841cm">
          <chart:coordinate-region svg:x="1.048cm" svg:y="0.402cm" svg:width="10.272cm" svg:height="7.3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16" chart:class="chart:scatter">
            <chart:domain table:cell-range-address="Sheet1.A1:Sheet1.A16"/>
            <chart:data-point chart:repeated="16"/>
          </chart:series>
          <chart:series chart:style-name="ch8" chart:values-cell-range-address="Sheet1.G1:Sheet1.G16" chart:class="chart:scatter">
            <chart:data-point chart:repeated="16"/>
          </chart:series>
          <chart:series chart:style-name="ch9" chart:values-cell-range-address="Sheet1.H1:Sheet1.H16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</svg:desc>
                </draw:g>
              </table:table-cell>
              <table:table-cell office:value-type="float" office:value="-0.305343">
                <text:p>-0.305343</text:p>
                <draw:g>
                  <svg:desc>Sheet1.F1:Sheet1.F16</svg:desc>
                </draw:g>
              </table:table-cell>
              <table:table-cell office:value-type="float" office:value="-0.101781">
                <text:p>-0.101781</text:p>
                <draw:g>
                  <svg:desc>Sheet1.G1:Sheet1.G16</svg:desc>
                </draw:g>
              </table:table-cell>
              <table:table-cell office:value-type="float" office:value="0.00081846401412048">
                <text:p>0.00081846401412048</text:p>
                <draw:g>
                  <svg:desc>Sheet1.H1:Sheet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259543">
                <text:p>-0.259543</text:p>
              </table:table-cell>
              <table:table-cell office:value-type="float" office:value="-0.0865143333333334">
                <text:p>-0.0865143333333334</text:p>
              </table:table-cell>
              <table:table-cell office:value-type="float" office:value="-0.000142339946216832">
                <text:p>-0.000142339946216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351145">
                <text:p>-0.351145</text:p>
              </table:table-cell>
              <table:table-cell office:value-type="float" office:value="-0.117048333333333">
                <text:p>-0.117048333333333</text:p>
              </table:table-cell>
              <table:table-cell office:value-type="float" office:value="0.000338060868530112">
                <text:p>0.000338060868530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305343">
                <text:p>-0.305343</text:p>
              </table:table-cell>
              <table:table-cell office:value-type="float" office:value="-0.101781">
                <text:p>-0.101781</text:p>
              </table:table-cell>
              <table:table-cell office:value-type="float" office:value="0.000234865759409652">
                <text:p>0.000234865759409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213741">
                <text:p>-0.213741</text:p>
              </table:table-cell>
              <table:table-cell office:value-type="float" office:value="-0.071247">
                <text:p>-0.071247</text:p>
              </table:table-cell>
              <table:table-cell office:value-type="float" office:value="0.00582893953135581">
                <text:p>0.00582893953135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786259">
                <text:p>-1.786259</text:p>
              </table:table-cell>
              <table:table-cell office:value-type="float" office:value="-0.595419666666667">
                <text:p>-0.595419666666667</text:p>
              </table:table-cell>
              <table:table-cell office:value-type="float" office:value="0.0455215081061938">
                <text:p>0.0455215081061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419847">
                <text:p>9.419847</text:p>
              </table:table-cell>
              <table:table-cell office:value-type="float" office:value="3.139949">
                <text:p>3.139949</text:p>
              </table:table-cell>
              <table:table-cell office:value-type="float" office:value="-64.7995522569967">
                <text:p>-64.799552256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9.206107">
                <text:p>-9.206107</text:p>
              </table:table-cell>
              <table:table-cell office:value-type="float" office:value="-3.06870233333333">
                <text:p>-3.06870233333333</text:p>
              </table:table-cell>
              <table:table-cell office:value-type="float" office:value="-28.6517662452202">
                <text:p>-28.6517662452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839695">
                <text:p>2.839695</text:p>
              </table:table-cell>
              <table:table-cell office:value-type="float" office:value="0.946565">
                <text:p>0.946565</text:p>
              </table:table-cell>
              <table:table-cell office:value-type="float" office:value="-1.92750190275388">
                <text:p>-1.92750190275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503818">
                <text:p>-0.503818</text:p>
              </table:table-cell>
              <table:table-cell office:value-type="float" office:value="-0.167939333333333">
                <text:p>-0.167939333333333</text:p>
              </table:table-cell>
              <table:table-cell office:value-type="float" office:value="98.2199251206111">
                <text:p>98.2199251206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.53435">
                <text:p>14.53435</text:p>
              </table:table-cell>
              <table:table-cell office:value-type="float" office:value="4.84478333333333">
                <text:p>4.84478333333333</text:p>
              </table:table-cell>
              <table:table-cell office:value-type="float" office:value="-6.79772349385273">
                <text:p>-6.79772349385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755725">
                <text:p>-1.755725</text:p>
              </table:table-cell>
              <table:table-cell office:value-type="float" office:value="-0.585241666666667">
                <text:p>-0.585241666666667</text:p>
              </table:table-cell>
              <table:table-cell office:value-type="float" office:value="0.0126826041651687">
                <text:p>0.0126826041651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.496184">
                <text:p>-3.496184</text:p>
              </table:table-cell>
              <table:table-cell office:value-type="float" office:value="-1.16539466666667">
                <text:p>-1.16539466666667</text:p>
              </table:table-cell>
              <table:table-cell office:value-type="float" office:value="0.304972901466781">
                <text:p>0.304972901466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.458016">
                <text:p>10.458016</text:p>
              </table:table-cell>
              <table:table-cell office:value-type="float" office:value="3.48600533333333">
                <text:p>3.48600533333333</text:p>
              </table:table-cell>
              <table:table-cell office:value-type="float" office:value="1.23173651234067">
                <text:p>1.23173651234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10687">
                <text:p>0.610687</text:p>
              </table:table-cell>
              <table:table-cell office:value-type="float" office:value="0.203562333333333">
                <text:p>0.203562333333333</text:p>
              </table:table-cell>
              <table:table-cell office:value-type="float" office:value="-0.00998524810603614">
                <text:p>-0.00998524810603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328245">
                <text:p>1.328245</text:p>
              </table:table-cell>
              <table:table-cell office:value-type="float" office:value="0.442748333333333">
                <text:p>0.442748333333333</text:p>
              </table:table-cell>
              <table:table-cell office:value-type="float" office:value="-0.0988393720520583">
                <text:p>-0.0988393720520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